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>
        <style:background-image/>
      </style:table-cell-properties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background-color="#eeeeee">
        <style:background-image/>
      </style:table-cell-properties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background-color="#eeeeee">
        <style:background-image/>
      </style:table-cell-properties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background-color="#eeeeee">
        <style:background-image/>
      </style:table-cell-properties>
    </style:style>
    <style:style style:name="P1" style:family="paragraph" style:parent-style-name="Table_20_Contents">
      <style:text-properties officeooo:rsid="0018a6a2" officeooo:paragraph-rsid="0018a6a2" style:font-name-asian="宋体"/>
    </style:style>
    <style:style style:name="P2" style:family="paragraph" style:parent-style-name="Table_20_Contents">
      <style:text-properties officeooo:rsid="0018a6a2" officeooo:paragraph-rsid="0018a6a2" style:font-name-asian="宋体" style:language-asian="zh" style:country-asian="CN"/>
    </style:style>
    <style:style style:name="P3" style:family="paragraph" style:parent-style-name="Table_20_Contents">
      <style:text-properties officeooo:rsid="0018c373" officeooo:paragraph-rsid="0018c373" style:font-name-asian="宋体"/>
    </style:style>
    <style:style style:name="P4" style:family="paragraph" style:parent-style-name="Table_20_Contents">
      <style:text-properties officeooo:rsid="001a3218" officeooo:paragraph-rsid="001a3218" style:font-name-asian="宋体"/>
    </style:style>
    <style:style style:name="P5" style:family="paragraph" style:parent-style-name="Standard" style:list-style-name="L1">
      <style:text-properties officeooo:rsid="0018a6a2" officeooo:paragraph-rsid="0018a6a2" style:font-name-asian="宋体"/>
    </style:style>
    <style:style style:name="P6" style:family="paragraph" style:parent-style-name="Standard">
      <style:text-properties officeooo:rsid="0018a6a2" officeooo:paragraph-rsid="0018a6a2" style:font-name-asian="宋体"/>
    </style:style>
    <style:style style:name="P7" style:family="paragraph" style:parent-style-name="Standard" style:list-style-name="L1">
      <style:text-properties officeooo:rsid="0018c373" officeooo:paragraph-rsid="0018c373" style:font-name-asian="宋体"/>
    </style:style>
    <style:style style:name="P8" style:family="paragraph" style:parent-style-name="Standard">
      <style:text-properties officeooo:rsid="0018c373" officeooo:paragraph-rsid="0018c373" style:font-name-asian="宋体"/>
    </style:style>
    <style:style style:name="P9" style:family="paragraph" style:parent-style-name="Standard" style:list-style-name="L1">
      <style:text-properties officeooo:rsid="001a3218" officeooo:paragraph-rsid="001a3218" style:font-name-asian="宋体"/>
    </style:style>
    <style:style style:name="P10" style:family="paragraph" style:parent-style-name="Standard">
      <style:text-properties officeooo:rsid="001a3218" officeooo:paragraph-rsid="001a3218" style:font-name-asian="宋体"/>
    </style:style>
    <style:style style:name="T1" style:family="text">
      <style:text-properties style:language-asian="zh" style:country-asian="C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77027542795367782" text:style-name="L1">
        <text:list-item>
          <text:p text:style-name="P5">docopt 是一个参数解析的库<text:span text:style-name="T1">，在这里用于解释获取命令行中输入的参数。</text:span></text:p>
        </text:list-item>
        <text:list-item>
          <text:p text:style-name="P5"><text:span text:style-name="T1">docopt简单用法如下：</text:span></text:p>
        </text:list-item>
      </text:list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from docopt import docopt</text:p>
            <text:p text:style-name="P1"/>
            <text:p text:style-name="P1">arguments = docopt(__doc__)</text:p>
            <text:p text:style-name="P2">print argument</text:p>
          </table:table-cell>
        </table:table-row>
      </table:table>
      <text:p text:style-name="P6"><text:span text:style-name="T1"/></text:p>
      <text:list xml:id="list232736555450957" text:continue-numbering="true" text:style-name="L1">
        <text:list-item>
          <text:p text:style-name="P7"><text:span text:style-name="T1">prettytable可以在命令行中整齐地输出一个表格信息：</text:span></text:p>
        </text:list-item>
      </text:list>
      <table:table table:name="表格2" table:style-name="表格2">
        <table:table-column table:style-name="表格2.A"/>
        <table:table-row>
          <table:table-cell table:style-name="表格2.A1" office:value-type="string">
            <text:p text:style-name="P3">+-----------+------+------------+-----------------+</text:p>
            <text:p text:style-name="P3">| City name | Area | Population | Annual Rainfall |</text:p>
            <text:p text:style-name="P3">+-----------+------+------------+-----------------+</text:p>
            <text:p text:style-name="P3">| Adelaide <text:s/>| 1295 | <text:s/>1158259 <text:s text:c="2"/>| <text:s text:c="5"/>600.5 <text:s text:c="5"/>|</text:p>
            <text:p text:style-name="P3">| Brisbane <text:s/>| 5905 | <text:s/>1857594 <text:s text:c="2"/>| <text:s text:c="5"/>1146.4 <text:s text:c="4"/>|</text:p>
            <text:p text:style-name="P3">| Darwin <text:s text:c="3"/>| 112 <text:s/>| <text:s text:c="2"/>120900 <text:s text:c="2"/>| <text:s text:c="5"/>1714.7 <text:s text:c="4"/>|</text:p>
            <text:p text:style-name="P3">| Hobart <text:s text:c="3"/>| 1357 | <text:s text:c="2"/>205556 <text:s text:c="2"/>| <text:s text:c="5"/>619.5 <text:s text:c="5"/>|</text:p>
            <text:p text:style-name="P3">| Sydney <text:s text:c="3"/>| 2058 | <text:s/>4336374 <text:s text:c="2"/>| <text:s text:c="5"/>1214.8 <text:s text:c="4"/>|</text:p>
            <text:p text:style-name="P3">| Melbourne | 1566 | <text:s/>3806092 <text:s text:c="2"/>| <text:s text:c="5"/>646.9 <text:s text:c="5"/>|</text:p>
            <text:p text:style-name="P3">| Perth <text:s text:c="4"/>| 5386 | <text:s/>1554769 <text:s text:c="2"/>| <text:s text:c="5"/>869.4 <text:s text:c="5"/>|</text:p>
            <text:p text:style-name="P3">+-----------+------+------------+-----------------+</text:p>
          </table:table-cell>
        </table:table-row>
      </table:table>
      <text:p text:style-name="P8"><text:span text:style-name="T1"/></text:p>
      <text:list xml:id="list232736106726660" text:continue-numbering="true" text:style-name="L1">
        <text:list-item>
          <text:p text:style-name="P7"><text:span text:style-name="T1">prettytable简单使用方法：</text:span></text:p>
        </text:list-item>
      </text:list>
      <table:table table:name="表格3" table:style-name="表格3">
        <table:table-column table:style-name="表格3.A"/>
        <table:table-row>
          <table:table-cell table:style-name="表格3.A1" office:value-type="string">
            <text:p text:style-name="P3">from prettytable import PrettyTable</text:p>
            <text:p text:style-name="P3"/>
            <text:p text:style-name="P3">header = '车次 车站 时间 历时 一等 二等 软卧 硬卧 硬座 无座'.split()</text:p>
            <text:p text:style-name="P3">pt = PrettyTable()<text:tab/><text:tab/><text:tab/><text:tab/>#定义一个格式化对象，固定用法</text:p>
            <text:p text:style-name="P3">pt._set_field_names(self.header)<text:tab/><text:tab/>#设置行头</text:p>
            <text:p text:style-name="P3">for train in self.trains:</text:p>
            <text:p text:style-name="P3"><text:s text:c="4"/>pt.add_row(train)<text:tab/><text:tab/><text:tab/>#添加行</text:p>
            <text:p text:style-name="P3"><text:s text:c="4"/>print(pt)<text:tab/><text:tab/><text:tab/></text:p>
          </table:table-cell>
        </table:table-row>
      </table:table>
      <text:p text:style-name="P8"><text:span text:style-name="T1"/></text:p>
      <text:list xml:id="list232736701410970" text:continue-numbering="true" text:style-name="L1">
        <text:list-item>
          <text:p text:style-name="P9"><text:span text:style-name="T1">colorama模块用于在控制台输出彩色文字。</text:span></text:p>
        </text:list-item>
      </text:list>
      <table:table table:name="表格4" table:style-name="表格4">
        <table:table-column table:style-name="表格4.A"/>
        <table:table-row>
          <table:table-cell table:style-name="表格4.A1" office:value-type="string">
            <text:p text:style-name="P4">from colorama import init,Fore</text:p>
            <text:p text:style-name="P4">init(autoreset=True) </text:p>
            <text:p text:style-name="P4"><text:s/>#通过使用autoreset参数可以让变色效果只对当前输出起作用，输出完成后颜色恢复默认设置</text:p>
            <text:p text:style-name="P4">print(Fore.RED + 'welcome to www.jb51.net')</text:p>
            <text:p text:style-name="P4">print('automatically back to default color again')</text:p>
          </table:table-cell>
        </table:table-row>
      </table:table>
      <text:p text:style-name="P10"><text:span text:style-name="T1"/></text:p>
      <text:list xml:id="list232736058420081" text:continue-numbering="true" text:style-name="L1">
        <text:list-item>
          <text:p text:style-name="P9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29S</meta:editing-duration>
    <meta:editing-cycles>5</meta:editing-cycles>
    <meta:generator>LibreOffice/5.2.3.3$Windows_x86 LibreOffice_project/d54a8868f08a7b39642414cf2c8ef2f228f780cf</meta:generator>
    <dc:date>2017-08-11T21:17:31.948000000</dc:date>
    <meta:document-statistic meta:table-count="4" meta:image-count="0" meta:object-count="0" meta:page-count="1" meta:paragraph-count="32" meta:word-count="302" meta:character-count="1178" meta:non-whitespace-character-count="946"/>
    <meta:user-defined meta:name="Info 1"/>
    <meta:user-defined meta:name="Info 2"/>
    <meta:user-defined meta:name="Info 3"/>
    <meta:user-defined meta:name="Info 4"/>
  </office:meta>
</office:document-meta>
</file>